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Verdana" svg:font-family="Verdana" style:font-family-generic="swis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5.602cm" fo:margin-left="1.778cm" table:align="left"/>
    </style:style>
    <style:style style:name="Tabla1.A" style:family="table-column">
      <style:table-column-properties style:column-width="5.715cm"/>
    </style:style>
    <style:style style:name="Tabla1.B" style:family="table-column">
      <style:table-column-properties style:column-width="3.493cm"/>
    </style:style>
    <style:style style:name="Tabla1.C" style:family="table-column">
      <style:table-column-properties style:column-width="6.394cm"/>
    </style:style>
    <style:style style:name="Tabla1.A1" style:family="table-cell">
      <style:table-cell-properties fo:padding-left="0.191cm" fo:padding-right="0.191cm" fo:padding-top="0cm" fo:padding-bottom="0cm" fo:border="0.018cm solid #000000"/>
    </style:style>
    <style:style style:name="Tabla2" style:family="table">
      <style:table-properties style:width="15.836cm" fo:margin-left="0.587cm" table:align="left"/>
    </style:style>
    <style:style style:name="Tabla2.A" style:family="table-column">
      <style:table-column-properties style:column-width="15.836cm"/>
    </style:style>
    <style:style style:name="Tabla2.A1" style:family="table-cell">
      <style:table-cell-properties style:vertical-align="middle" fo:padding="0.501cm" fo:border="0.018cm solid #000000"/>
    </style:style>
    <style:style style:name="Tabla3" style:family="table">
      <style:table-properties style:width="14.499cm" fo:margin-left="0.097cm" table:align="left"/>
    </style:style>
    <style:style style:name="Tabla3.A" style:family="table-column">
      <style:table-column-properties style:column-width="2.268cm"/>
    </style:style>
    <style:style style:name="Tabla3.B" style:family="table-column">
      <style:table-column-properties style:column-width="2.549cm"/>
    </style:style>
    <style:style style:name="Tabla3.C" style:family="table-column">
      <style:table-column-properties style:column-width="2.282cm"/>
    </style:style>
    <style:style style:name="Tabla3.D" style:family="table-column">
      <style:table-column-properties style:column-width="5.495cm"/>
    </style:style>
    <style:style style:name="Tabla3.E" style:family="table-column">
      <style:table-column-properties style:column-width="1.905cm"/>
    </style:style>
    <style:style style:name="Tabla3.1" style:family="table-row">
      <style:table-row-properties style:keep-together="false" fo:keep-together="always"/>
    </style:style>
    <style:style style:name="Tabla3.A1" style:family="table-cell">
      <style:table-cell-properties fo:padding="0.097cm" fo:border="0.018cm solid #000000"/>
    </style:style>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fo:hyphenation-remain-char-count="0" fo:hyphenation-push-char-count="0"/>
    </style:style>
    <style:style style:name="P3" style:family="paragraph" style:parent-style-name="Text_20_body">
      <style:paragraph-properties fo:text-align="center" style:justify-single-word="false"/>
    </style:style>
    <style:style style:name="P4" style:family="paragraph" style:parent-style-name="Text_20_body">
      <style:text-properties fo:language="es" fo:country="ES"/>
    </style:style>
    <style:style style:name="P5"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text-properties fo:font-size="10pt" style:font-size-asian="10pt" style:font-size-complex="10pt"/>
    </style:style>
    <style:style style:name="P8" style:family="paragraph" style:parent-style-name="TOC_20_1">
      <style:paragraph-properties>
        <style:tab-stops>
          <style:tab-stop style:position="16.981cm" style:type="right" style:leader-style="dotted" style:leader-text="."/>
        </style:tab-stops>
      </style:paragraph-properties>
    </style:style>
    <style:style style:name="P9" style:family="paragraph" style:parent-style-name="Normal">
      <style:paragraph-properties>
        <style:tab-stops>
          <style:tab-stop style:position="16.999cm" style:type="right" style:leader-style="dotted" style:leader-text="."/>
        </style:tab-stops>
      </style:paragraph-properties>
    </style:style>
    <style:style style:name="P10" style:family="paragraph" style:parent-style-name="Body_20_Text">
      <style:text-properties fo:letter-spacing="-0.009cm" fo:font-style="normal" style:font-style-asian="normal"/>
    </style:style>
    <style:style style:name="P11" style:family="paragraph" style:parent-style-name="Texto_20_Estándar">
      <style:paragraph-properties fo:margin-top="0cm" fo:margin-bottom="0.212cm" fo:text-align="justify" style:justify-single-word="false"/>
    </style:style>
    <style:style style:name="P12" style:family="paragraph" style:parent-style-name="Text_20_body">
      <style:paragraph-properties fo:margin-top="0.423cm" fo:margin-bottom="0cm"/>
    </style:style>
    <style:style style:name="P13" style:family="paragraph" style:parent-style-name="Text_20_body" style:list-style-name="L2"/>
    <style:style style:name="P14" style:family="paragraph" style:parent-style-name="Text_20_body" style:list-style-name="L2">
      <style:text-properties fo:color="#000000" fo:language="es" fo:country="ES"/>
    </style:style>
    <style:style style:name="P15" style:family="paragraph" style:parent-style-name="Text_20_body" style:list-style-name="L3">
      <style:text-properties fo:font-size="10pt" style:font-size-asian="10pt" style:font-size-complex="10pt"/>
    </style:style>
    <style:style style:name="P16" style:family="paragraph" style:parent-style-name="Text_20_body" style:list-style-name="L4">
      <style:text-properties fo:font-size="10pt" style:font-size-asian="10pt" style:font-size-complex="10pt"/>
    </style:style>
    <style:style style:name="P17" style:family="paragraph" style:parent-style-name="Text_20_body" style:list-style-name="L4"/>
    <style:style style:name="P18" style:family="paragraph" style:parent-style-name="Normal" style:list-style-name="L1">
      <style:paragraph-properties fo:text-align="justify" style:justify-single-word="false" fo:orphans="2" fo:widows="2" fo:hyphenation-ladder-count="no-limit" style:vertical-align="auto"/>
      <style:text-properties fo:hyphenate="true" fo:hyphenation-remain-char-count="0" fo:hyphenation-push-char-count="0"/>
    </style:style>
    <style:style style:name="P19" style:family="paragraph" style:parent-style-name="Heading_20_1" style:master-page-name="MP2">
      <style:paragraph-properties style:page-number="auto" fo:break-before="page"/>
    </style:style>
    <style:style style:name="P20" style:family="paragraph" style:parent-style-name="Heading_20_1">
      <style:paragraph-properties fo:break-before="page"/>
    </style:style>
    <style:style style:name="P21" style:family="paragraph" style:parent-style-name="Contents_20_Heading" style:master-page-name="MP1">
      <style:paragraph-properties style:page-number="auto" fo:break-before="page"/>
    </style:style>
    <style:style style:name="P22" style:family="paragraph" style:parent-style-name="TOC_20_1">
      <style:paragraph-properties>
        <style:tab-stops>
          <style:tab-stop style:position="16.999cm" style:type="right" style:leader-style="dotted" style:leader-text="."/>
        </style:tab-stops>
      </style:paragraph-properties>
    </style:style>
    <style:style style:name="P23" style:family="paragraph" style:parent-style-name="TOC_20_2">
      <style:paragraph-properties>
        <style:tab-stops>
          <style:tab-stop style:position="16.575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09cm" fo:font-style="normal" style:font-style-asian="normal"/>
    </style:style>
    <style:style style:name="T4" style:family="text">
      <style:text-properties fo:font-size="10pt" fo:background-color="#ffff00" style:font-size-asian="10pt"/>
    </style:style>
    <style:style style:name="T5" style:family="text">
      <style:text-properties fo:font-size="10pt" style:font-size-asian="10pt" style:font-size-complex="10pt"/>
    </style:style>
    <style:style style:name="T6" style:family="text">
      <style:text-properties fo:color="#000000" fo:language="es" fo:country="ES"/>
    </style:style>
    <style:style style:name="T7"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min-label-width="0.499cm"/>
        <style:text-properties style:font-name="Symbol"/>
      </text:list-level-style-bullet>
      <text:list-level-style-bullet text:level="2" text:style-name="WW_5f_CharLFO1LVL2" text:bullet-char="">
        <style:list-level-properties text:space-before="0.499cm" text:min-label-width="0.499cm"/>
        <style:text-properties style:font-name="Symbol"/>
      </text:list-level-style-bullet>
      <text:list-level-style-bullet text:level="3" text:style-name="WW_5f_CharLFO1LVL3" text:bullet-char="">
        <style:list-level-properties text:space-before="0.999cm" text:min-label-width="0.499cm"/>
        <style:text-properties style:font-name="Symbol"/>
      </text:list-level-style-bullet>
      <text:list-level-style-bullet text:level="4" text:style-name="WW_5f_CharLFO1LVL4" text:bullet-char="">
        <style:list-level-properties text:space-before="1.498cm" text:min-label-width="0.499cm"/>
        <style:text-properties style:font-name="Symbol"/>
      </text:list-level-style-bullet>
      <text:list-level-style-bullet text:level="5" text:style-name="WW_5f_CharLFO1LVL5" text:bullet-char="">
        <style:list-level-properties text:space-before="1.997cm" text:min-label-width="0.499cm"/>
        <style:text-properties style:font-name="Symbol"/>
      </text:list-level-style-bullet>
      <text:list-level-style-bullet text:level="6" text:style-name="WW_5f_CharLFO1LVL6" text:bullet-char="">
        <style:list-level-properties text:space-before="2.496cm" text:min-label-width="0.499cm"/>
        <style:text-properties style:font-name="Symbol"/>
      </text:list-level-style-bullet>
      <text:list-level-style-bullet text:level="7" text:style-name="WW_5f_CharLFO1LVL7" text:bullet-char="">
        <style:list-level-properties text:space-before="2.995cm" text:min-label-width="0.499cm"/>
        <style:text-properties style:font-name="Symbol"/>
      </text:list-level-style-bullet>
      <text:list-level-style-bullet text:level="8" text:style-name="WW_5f_CharLFO1LVL8" text:bullet-char="">
        <style:list-level-properties text:space-before="3.494cm" text:min-label-width="0.499cm"/>
        <style:text-properties style:font-name="Symbol"/>
      </text:list-level-style-bullet>
      <text:list-level-style-bullet text:level="9" text:style-name="WW_5f_CharLFO1LVL9" text:bullet-char="">
        <style:list-level-properties text:space-before="3.994cm" text:min-label-width="0.499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2: Algo42full</text:p>
      <text:p text:style-name="P3">1er cuatrimestre, 2011</text:p>
      <text:p text:style-name="P3">(trabajo grupal)</text:p>
      <text:p text:style-name="Text_20_body"/>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Text_20_body">Nombre</text:p>
          </table:table-cell>
          <table:table-cell table:style-name="Tabla1.A1" office:value-type="string">
            <text:p text:style-name="Text_20_body">Padrón</text:p>
          </table:table-cell>
          <table:table-cell table:style-name="Tabla1.A1" office:value-type="string">
            <text:p text:style-name="Text_20_body">email</text:p>
          </table:table-cell>
        </table:table-row>
        <table:table-row>
          <table:table-cell table:style-name="Tabla1.A1" office:value-type="string">
            <text:p text:style-name="Text_20_body">Curotto, Facundo</text:p>
          </table:table-cell>
          <table:table-cell table:style-name="Tabla1.A1" office:value-type="string">
            <text:p text:style-name="Text_20_body">90397</text:p>
          </table:table-cell>
          <table:table-cell table:style-name="Tabla1.A1" office:value-type="string">
            <text:p text:style-name="Text_20_body">facuc14@yahoo.com.ar</text:p>
          </table:table-cell>
        </table:table-row>
        <table:table-row>
          <table:table-cell table:style-name="Tabla1.A1" office:value-type="string">
            <text:p text:style-name="Text_20_body">Zignego, Ramiro Enrique</text:p>
          </table:table-cell>
          <table:table-cell table:style-name="Tabla1.A1" office:value-type="string">
            <text:p text:style-name="Text_20_body">87732</text:p>
          </table:table-cell>
          <table:table-cell table:style-name="Tabla1.A1" office:value-type="string">
            <text:p text:style-name="Text_20_body">ramiro.zig@gmail.com</text:p>
          </table:table-cell>
        </table:table-row>
        <table:table-row>
          <table:table-cell table:style-name="Tabla1.A1" office:value-type="string">
            <text:p text:style-name="Text_20_body">De Zan, Ignacio</text:p>
          </table:table-cell>
          <table:table-cell table:style-name="Tabla1.A1" office:value-type="string">
            <text:p text:style-name="Text_20_body">91525</text:p>
          </table:table-cell>
          <table:table-cell table:style-name="Tabla1.A1" office:value-type="string">
            <text:p text:style-name="Text_20_body">nachodz_4@hotmail.com</text:p>
          </table:table-cell>
        </table:table-row>
        <table:table-row>
          <table:table-cell table:style-name="Tabla1.A1" office:value-type="string">
            <text:p text:style-name="Text_20_body"/>
          </table:table-cell>
          <table:table-cell table:style-name="Tabla1.A1" office:value-type="string">
            <text:p text:style-name="Text_20_body"/>
          </table:table-cell>
          <table:table-cell table:style-name="Tabla1.A1" office:value-type="string">
            <text:p text:style-name="Text_20_body"/>
          </table:table-cell>
        </table:table-row>
        <table:table-row>
          <table:table-cell table:style-name="Tabla1.A1" office:value-type="string">
            <text:p text:style-name="Text_20_body"/>
          </table:table-cell>
          <table:table-cell table:style-name="Tabla1.A1" office:value-type="string">
            <text:p text:style-name="Text_20_body"/>
          </table:table-cell>
          <table:table-cell table:style-name="Tabla1.A1" office:value-type="string">
            <text:p text:style-name="Text_20_body"/>
          </table:table-cell>
        </table:table-row>
      </table:table>
      <text:p text:style-name="Normal"/>
      <text:p text:style-name="P2"/>
      <text:p text:style-name="Normal"/>
      <text:table-of-content text:style-name="Sect1" text:name="_TOC0">
        <text:table-of-content-source text:outline-level="9">
          <text:index-title-template text:style-name="Contents_20_Heading">Índice de contenido</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1">Índice de contenido</text:p>
          </text:index-title>
          <text:p text:style-name="P22">Introducción<text:tab/>4</text:p>
          <text:p text:style-name="P23">Objetivo del trabajo<text:tab/>4</text:p>
          <text:p text:style-name="P23">Consigna<text:tab/>4</text:p>
          <text:p text:style-name="P22">Entregables<text:tab/>6</text:p>
          <text:p text:style-name="P23">Entrega<text:tab/>6</text:p>
          <text:p text:style-name="P23">Fechas de entrega<text:tab/>6</text:p>
          <text:p text:style-name="P23">Pruebas <text:tab/>7</text:p>
          <text:p text:style-name="P22">Documentación<text:tab/>8</text:p>
          <text:p text:style-name="P23">Supuestos<text:tab/>8</text:p>
          <text:p text:style-name="P23">Elección del modelo entre los disponibles del TP1<text:tab/>8</text:p>
          <text:p text:style-name="P23">Particularidades encontradas <text:s/>al transformar el modelo del TP1<text:tab/>8</text:p>
          <text:p text:style-name="P23">Modelo de dominio<text:tab/>8</text:p>
          <text:p text:style-name="P23">Diagramas de clases<text:tab/>9</text:p>
          <text:p text:style-name="P23">Detalles de implementación<text:tab/>9</text:p>
          <text:p text:style-name="P23">Excepciones<text:tab/>10</text:p>
          <text:p text:style-name="P23">Diagramas de secuencia<text:tab/>10</text:p>
          <text:p text:style-name="P23">Diagrama de estados<text:tab/>10</text:p>
          <text:p text:style-name="P23">Diagrama de paquetes<text:tab/>10</text:p>
          <text:p text:style-name="P22">Código fuente<text:tab/>10</text:p>
          <text:p text:style-name="P22">Checklist de corrección<text:tab/>11</text:p>
        </text:index-body>
      </text:table-of-content>
      <text:p text:style-name="P8"/>
      <text:p text:style-name="P8"/>
      <text:p text:style-name="P8"/>
      <text:p text:style-name="P9"/>
      <text:h text:style-name="P19" text:outline-level="1"><text:bookmark-start text:name="_Toc289970939"/><text:bookmark-start text:name="_Toc292969683"/>Introducción<text:bookmark-end text:name="_Toc289970939"/><text:bookmark-end text:name="_Toc292969683"/></text:h>
      <text:h text:style-name="Heading_20_2" text:outline-level="2"><text:bookmark-start text:name="_Toc289970940"/><text:bookmark-start text:name="_Toc292969684"/>Objetivo del trabajo<text:bookmark-end text:name="_Toc289970940"/><text:bookmark-end text:name="_Toc292969684"/></text:h>
      <text:p text:style-name="Text_20_body">Aplicar los conceptos enseñados en la materia a la resolución de un problema, trabajando en grupo utilizando Java o C#.</text:p>
      <text:h text:style-name="Heading_20_2" text:outline-level="2"><text:bookmark-start text:name="_Toc289970941"/><text:bookmark-start text:name="_Toc292969685"/>Consigna<text:bookmark-end text:name="_Toc289970941"/><text:bookmark-end text:name="_Toc292969685"/></text:h>
      <text:p text:style-name="Text_20_body"/>
      <text:p text:style-name="Text_20_body">Desarrollar la aplicación completa, incluyendo el modelo de clases, la interfaz con el usuario, con sus pruebas correspondientes, de un juego cuyas reglas se muestran a continuación, y se pedirá pruebas unitarias y de integración completas, y elementos de documentación que se detallan en este enunciado.</text:p>
      <text:p text:style-name="Text_20_body"/>
      <text:p text:style-name="No_20_Spacing"><text:span text:style-name="Emphasis"><text:span text:style-name="T1">Introducción</text:span></text:span></text:p>
      <text:p text:style-name="Body_20_Text"><text:span text:style-name="Default_20_Paragraph_20_Font"><text:span text:style-name="T3">La empresa Rezagos Militares Software Inc., creadora de grandes éxitos en el campo de juegos de v</text:span></text:span><text:span text:style-name="Default_20_Paragraph_20_Font"><text:span text:style-name="T3">i</text:span></text:span><text:span text:style-name="Default_20_Paragraph_20_Font"><text:span text:style-name="T3">deo, está encarando un proyecto para realizar un simulador de batall</text:span></text:span><text:span text:style-name="Default_20_Paragraph_20_Font"><text:span text:style-name="T3">a de aviones para ser utilizado como software de entrenamiento de la Fuerza Aérea Argentina y ha elegido a su grupo de trabajo para realizar el diseño y desarrollo de su nueva e innovadora idea.</text:span></text:span></text:p>
      <text:p text:style-name="P10"/>
      <text:p text:style-name="P10">El juego consiste en un arcade con scroll vertical, por donde se desplazará nuestro avión de combate.</text:p>
      <text:p text:style-name="P10"/>
      <text:p text:style-name="Body_20_Text"><text:span text:style-name="Default_20_Paragraph_20_Font"><text:span text:style-name="T3">Los escenarios deben tener 2 componentes principales: el fondo y los elementos móviles, como avi</text:span></text:span><text:span text:style-name="Default_20_Paragraph_20_Font"><text:span text:style-name="T3">o</text:span></text:span><text:span text:style-name="Default_20_Paragraph_20_Font"><text:span text:style-name="T3">nes enemigos, armas enemigas, objetos especiales, el avión del jugador y las armas del jugador.</text:span></text:span></text:p>
      <text:p text:style-name="P10"/>
      <text:p text:style-name="Body_20_Text"><text:span text:style-name="Default_20_Paragraph_20_Font"><text:span text:style-name="T3">El fondo no es más </text:span></text:span><text:span text:style-name="Default_20_Paragraph_20_Font"><text:span text:style-name="T3">que una imagen estática, que puede variar representando diferentes paisajes aér</text:span></text:span><text:span text:style-name="Default_20_Paragraph_20_Font"><text:span text:style-name="T3">e</text:span></text:span><text:span text:style-name="Default_20_Paragraph_20_Font"><text:span text:style-name="T3">os de nuestro país al cambiar los niveles.</text:span></text:span></text:p>
      <text:p text:style-name="P10"/>
      <text:p text:style-name="P11">A continuación se describe el enunciado general con las características funcionales de la aplicación a desarrollar:</text:p>
      <text:p text:style-name="P11"/>
      <table:table table:name="Tabla2" table:style-name="Tabla2">
        <table:table-column table:style-name="Tabla2.A"/>
        <table:table-row>
          <table:table-cell table:style-name="Tabla2.A1" office:value-type="string">
            <text:p text:style-name="Normal">Corre el año 2042 y nuestro país debe defenderse de una invasión extranjera que busca el control de las fuentes de agua potable de nuestras provincias. Nuestra flota aérea consta de 2 aviones, uno de los cuales no funciona por falta de mantenimiento. La flota extranjera es muy poderosa y está compuesta de miles de aviones que comienzan a sobrevolar nuestro territorio y amenazan con controlarlo por completo. Pero aun queda una esperanza si nuestro único avión (cuyo nombre clave es “Algo42”) pudiera llegar hasta el porta-aviones enemigo y arrojarse en picada sobre él, destruyendo el cuartel de control de los invasores.</text:p>
            <text:p text:style-name="Normal"/>
            <text:p text:style-name="Normal">Para cumplir con su cometido, el Algo42 deberá cumplir una serie de misiones. En cada misión se enfrentara a una flota distinta de aviones invasores. Las flotas de los enemigos están conformadas por distintos tipos de aviones. </text:p>
            <text:p text:style-name="Normal"/>
            <text:p text:style-name="Normal"><text:soft-page-break/>La cantidad de aviones de las flotas es variable (mínimo 15 aviones). Cada flota cuenta con un avión Guía que coordina al resto de los aviones de la flota. En caso de destruirse el avión Guía los demás aviones detienen sus disparos <text:s/>instantáneamente y huyen del campo de batalla.</text:p>
            <text:p text:style-name="Normal"/>
            <text:p text:style-name="Normal">Una implementación de una empresa competidora puede verse en el siguiente link, y sirve para entender la dinámica del juego:</text:p>
            <text:p text:style-name="Normal"><text:a xlink:type="simple" xlink:href="http://www.youtube.com/watch?v=xQIB-O0DZm4" office:target-frame-name="_top" xlink:show="replace"><text:span text:style-name="Hyperlink">http://www.youtube.com/watch?v=xQIB-O0DZm4</text:span></text:a></text:p>
            <text:p text:style-name="Normal">Los enemigos cuentan con los siguientes modelos de naves:</text:p>
            <text:p text:style-name="Normal"/>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style-name="Tabla3.1">
                  <table:table-cell table:style-name="Tabla3.A1" office:value-type="string">
                    <text:p text:style-name="Standard">Nombre</text:p>
                  </table:table-cell>
                  <table:table-cell table:style-name="Tabla3.A1" office:value-type="string">
                    <text:p text:style-name="Standard">Armas</text:p>
                  </table:table-cell>
                  <table:table-cell table:style-name="Tabla3.A1" office:value-type="string">
                    <text:p text:style-name="Standard">Estrategia de vuelo</text:p>
                  </table:table-cell>
                  <table:table-cell table:style-name="Tabla3.A1" office:value-type="string">
                    <text:p text:style-name="Standard">Observaciones</text:p>
                  </table:table-cell>
                  <table:table-cell table:style-name="Tabla3.A1" office:value-type="string">
                    <text:p text:style-name="Standard">Puntos por destrucción</text:p>
                  </table:table-cell>
                </table:table-row>
              </table:table-header-rows>
              <table:table-row table:style-name="Tabla3.1">
                <table:table-cell table:style-name="Tabla3.A1" office:value-type="string">
                  <text:p text:style-name="Standard">Avionetas</text:p>
                </table:table-cell>
                <table:table-cell table:style-name="Tabla3.A1" office:value-type="string">
                  <text:p text:style-name="Standard">Lasers</text:p>
                </table:table-cell>
                <table:table-cell table:style-name="Tabla3.A1" office:value-type="string">
                  <text:p text:style-name="Standard">Idas y vueltas en línea recta</text:p>
                </table:table-cell>
                <table:table-cell table:style-name="Tabla3.A1" office:value-type="string">
                  <text:p text:style-name="Standard">Son los aviones más rápidos.</text:p>
                </table:table-cell>
                <table:table-cell table:style-name="Tabla3.A1" office:value-type="string">
                  <text:p text:style-name="Standard">20</text:p>
                </table:table-cell>
              </table:table-row>
              <table:table-row table:style-name="Tabla3.1">
                <table:table-cell table:style-name="Tabla3.A1" office:value-type="string">
                  <text:p text:style-name="Standard">Bombarderos</text:p>
                </table:table-cell>
                <table:table-cell table:style-name="Tabla3.A1" office:value-type="string">
                  <text:p text:style-name="Standard">Lasers, cohetes y torpedos rastreadores</text:p>
                </table:table-cell>
                <table:table-cell table:style-name="Tabla3.A1" office:value-type="string">
                  <text:p text:style-name="Standard">Zig/Zag</text:p>
                </table:table-cell>
                <table:table-cell table:style-name="Tabla3.A1" office:value-type="string">
                  <text:p text:style-name="Standard">Son <text:s/>los más poderosos pero al mismo tiempo los más lentos. Al ser destruidos, el Algo42 puede tomar sus armas.</text:p>
                </table:table-cell>
                <table:table-cell table:style-name="Tabla3.A1" office:value-type="string">
                  <text:p text:style-name="Standard">30</text:p>
                </table:table-cell>
              </table:table-row>
              <table:table-row table:style-name="Tabla3.1">
                <table:table-cell table:style-name="Tabla3.A1" office:value-type="string">
                  <text:p text:style-name="Standard">Exploradores</text:p>
                </table:table-cell>
                <table:table-cell table:style-name="Tabla3.A1" office:value-type="string">
                  <text:p text:style-name="Standard">No tiene</text:p>
                </table:table-cell>
                <table:table-cell table:style-name="Tabla3.A1" office:value-type="string">
                  <text:p text:style-name="Standard">En círculos.</text:p>
                </table:table-cell>
                <table:table-cell table:style-name="Tabla3.A1" office:value-type="string">
                  <text:p text:style-name="Standard">Vuelan en círculos amplios recorriendo toda la superficie aérea, en búsqueda de chocar al Algo42.</text:p>
                </table:table-cell>
                <table:table-cell table:style-name="Tabla3.A1" office:value-type="string">
                  <text:p text:style-name="Standard">50</text:p>
                </table:table-cell>
              </table:table-row>
              <table:table-row table:style-name="Tabla3.1">
                <table:table-cell table:style-name="Tabla3.A1" office:value-type="string">
                  <text:p text:style-name="Standard">Cazas</text:p>
                </table:table-cell>
                <table:table-cell table:style-name="Tabla3.A1" office:value-type="string">
                  <text:p text:style-name="Standard">Torpedos simples</text:p>
                </table:table-cell>
                <table:table-cell table:style-name="Tabla3.A1" office:value-type="string">
                  <text:p text:style-name="Standard"><text:s/>En grupo formando una V</text:p>
                </table:table-cell>
                <table:table-cell table:style-name="Tabla3.A1" office:value-type="string">
                  <text:p text:style-name="Standard">Al ser destruido su tanque de energía pude ser tomado por Algo42.</text:p>
                </table:table-cell>
                <table:table-cell table:style-name="Tabla3.A1" office:value-type="string">
                  <text:p text:style-name="Standard">30</text:p>
                </table:table-cell>
              </table:table-row>
              <table:table-row table:style-name="Tabla3.1">
                <table:table-cell table:style-name="Tabla3.A1" office:value-type="string">
                  <text:p text:style-name="Standard">Cazas</text:p>
                  <text:p text:style-name="Standard">[¡¡NUEVO!!]</text:p>
                </table:table-cell>
                <table:table-cell table:style-name="Tabla3.A1" office:value-type="string">
                  <text:p text:style-name="Standard">Torpedos adaptables</text:p>
                </table:table-cell>
                <table:table-cell table:style-name="Tabla3.A1" office:value-type="string">
                  <text:p text:style-name="Standard"><text:s/>En grupo formando una V</text:p>
                </table:table-cell>
                <table:table-cell table:style-name="Tabla3.A1" office:value-type="string">
                  <text:p text:style-name="Standard">Al ser destruido su tanque de energía pude ser tomado por Algo42.</text:p>
                </table:table-cell>
                <table:table-cell table:style-name="Tabla3.A1" office:value-type="string">
                  <text:p text:style-name="Standard"><text:span text:style-name="Default_20_Paragraph_20_Font"><text:span text:style-name="T4">Quita la mitad de los puntos al Algo42</text:span></text:span></text:p>
                </table:table-cell>
              </table:table-row>
            </table:table>
            <text:p text:style-name="Normal"/>
            <text:p text:style-name="Normal">Por su parte el Algo42 es un avión escalable. En la versión base solo cuenta con lasers, pero puede escalar aumentado su poderío apropiándose de las armas y energía de los aviones que destruye.</text:p>
            <text:p text:style-name="Normal"/>
            <text:p text:style-name="Normal">Consideraciones generales:</text:p>
            <text:list xml:id="list37642513" text:style-name="L1">
              <text:list-item>
                <text:p text:style-name="P18">Todo avión tiene una fuente de energía, la cual disminuye a medida que es atacado. Cuando dicha energía llega a cero el avión es destruido.</text:p>
              </text:list-item>
              <text:list-item>
                <text:p text:style-name="P18">El Algo42 va sumando puntos para su misión a medida que destruye aviones <text:soft-page-break/>enemigos. Al llegar a 1000 puntos termina el nivel y pasa al siguiente.</text:p>
              </text:list-item>
              <text:list-item>
                <text:p text:style-name="P18">Los lasers no se gastan, pero los torpedos y cohetes sí.</text:p>
              </text:list-item>
              <text:list-item>
                <text:p text:style-name="P18">El espacio no esta vacío, además de las flotas enemigas hay aviones civiles (pasan en línea recta a poca velocidad, el Algo42 debe evitar destruirlos ó chocarlos, caso contrario pierde 300 puntos por cada avión civil destruido) y helicópteros de la policía federal (se mueven en círculos pero tienen orden de no disparar, también debe evitarse su destrucción o se pierden 200 puntos por cada helicóptero).</text:p>
              </text:list-item>
            </text:list>
          </table:table-cell>
        </table:table-row>
      </table:table>
      <text:p text:style-name="P11"/>
      <text:h text:style-name="Heading_20_1" text:outline-level="1"><text:bookmark-start text:name="_Toc292969686"/>Entregables<text:bookmark-end text:name="_Toc292969686"/></text:h>
      <text:p text:style-name="Text_20_body"/>
      <text:p text:style-name="Text_20_body">Se deberá desarrollar la aplicación completa, incluyendo la interfaz gráfica. Deberá poder grabarse los puntajes altos (los n mas altos, configurable) y grabar el estado del juego para retomarlo nuevamente en otro momento.</text:p>
      <text:p text:style-name="P4"/>
      <text:p text:style-name="Text_20_body">Deberá entregarse:</text:p>
      <text:p text:style-name="Text_20_body"/>
      <text:list xml:id="list37651942" text:style-name="L2">
        <text:list-item text:start-value="1">
          <text:p text:style-name="P13">todas las clases con sus métodos , organizados en paquetes/namespaces según criterio del alumno.</text:p>
        </text:list-item>
        <text:list-item>
          <text:p text:style-name="P13"><text:span text:style-name="Default_20_Paragraph_20_Font"><text:span text:style-name="T6">conjunto de pruebas unitarias que muestren el uso del modelo y su </text:span></text:span>correcto funcionamiento.</text:p>
        </text:list-item>
        <text:list-item>
          <text:p text:style-name="P14">documentación completa del código fuente</text:p>
        </text:list-item>
        <text:list-item>
          <text:p text:style-name="P13"><text:span text:style-name="Default_20_Paragraph_20_Font"><text:span text:style-name="T6">documentación completa del diseño de clases (ver siguientes secciones del enunciado</text:span></text:span>)</text:p>
        </text:list-item>
        <text:list-item>
          <text:p text:style-name="P13">la aplicación deberá poder correrse desde consola, para lo cual deberá proveerse el archivo de Ant o NAnt correspondiente.</text:p>
        </text:list-item>
      </text:list>
      <text:p text:style-name="Contents_20_3"/>
      <text:p text:style-name="Contents_20_3"/>
      <text:h text:style-name="Heading_20_2" text:outline-level="2"><text:bookmark-start text:name="_Toc289970942"/><text:bookmark-start text:name="_Toc292969687"/>Entrega<text:bookmark-end text:name="_Toc289970942"/><text:bookmark-end text:name="_Toc292969687"/></text:h>
      <text:p text:style-name="P12">Este documento se deberá completar con las secciones correspondientes.</text:p>
      <text:p text:style-name="P12">Deberá acordarse con su ayudante la forma de entrega de los elementos que se evaluarán.</text:p>
      <text:p text:style-name="P12"/>
      <text:h text:style-name="Heading_20_2" text:outline-level="2"><text:bookmark-start text:name="_Toc292969688"/>Fechas de entrega<text:bookmark-end text:name="_Toc292969688"/></text:h>
      <text:p text:style-name="Text_20_body"><text:span text:style-name="Default_20_Paragraph_20_Font"><text:span text:style-name="T1">Entrega 1</text:span></text:span> (semana del 24 de mayo de 2011): se deberá entregar la primer versión de la documentación con todos correspondientes y el modelo de datos con sus pruebas <text:soft-page-break/>unitarias.</text:p>
      <text:p text:style-name="Text_20_body"><text:span text:style-name="Default_20_Paragraph_20_Font"><text:span text:style-name="T1">Entrega final</text:span></text:span> (semana del 21 de junio de 2011): se deberá entregar la aplicación completa junto con la documentación revisada y corregida según los comentarios realizados por el ayudante asignado.</text:p>
      <text:p text:style-name="Contents_20_3"/>
      <text:h text:style-name="Heading_20_2" text:outline-level="2"><text:bookmark-start text:name="_Toc289970943"/><text:bookmark-start text:name="_Toc292969689"/>Pruebas<text:bookmark-end text:name="_Toc289970943"/><text:bookmark-end text:name="_Toc292969689"/> </text:h>
      <text:p text:style-name="Text_20_body"/>
      <text:p text:style-name="Text_20_body">Todas las clases deberán contar con sus pruebas unitarias <text:span text:style-name="Default_20_Paragraph_20_Font"><text:span text:style-name="T2">COMPLETAS</text:span></text:span>.</text:p>
      <text:p text:style-name="Text_20_body">La aplicación deberá contar con pruebas de integración <text:span text:style-name="Default_20_Paragraph_20_Font"><text:span text:style-name="T2">COMPLETAS</text:span></text:span>.</text:p>
      <text:p text:style-name="P2"/>
      <text:h text:style-name="Heading_20_1" text:outline-level="1"><text:bookmark-start text:name="_Toc292969690"/>Documentación<text:bookmark-end text:name="_Toc292969690"/></text:h>
      <text:p text:style-name="Text_20_body"/>
      <text:h text:style-name="Heading_20_2" text:outline-level="2"><text:bookmark-start text:name="_Toc289970944"/><text:bookmark-start text:name="_Toc292969691"/>Supuestos<text:bookmark-end text:name="_Toc289970944"/><text:bookmark-end text:name="_Toc292969691"/></text:h>
      <text:p text:style-name="Text_20_body">[Documentar todos los supuestos hechos sobre el enunciado. Asegurarse de validar con los docentes]</text:p>
      <text:h text:style-name="Heading_20_2" text:outline-level="2"/>
      <text:h text:style-name="Heading_20_2" text:outline-level="2"><text:bookmark-start text:name="_Toc292969692"/>Elección del modelo entre los disponibles del TP1<text:bookmark-end text:name="_Toc292969692"/></text:h>
      <text:p text:style-name="Text_20_body">Se <text:s/>eligió el modelo utilizado por que proveia de una simplicidad conveniente en cuanto al manejo de los elementos dentro de la zona de combate, además de dar un buen encapsulamiento de las clases.</text:p>
      <text:p text:style-name="Text_20_body"/>
      <text:h text:style-name="Heading_20_2" text:outline-level="2">Particularidades encontradas <text:s/>al transformar el modelo del TP1</text:h>
      <text:p text:style-name="Text_20_body">Se tuvo que implementar nuevas interfaces, como fue el caso de la interfaz atacable, para poder trabajar con objetos que puedan recibir daño.</text:p>
      <text:p text:style-name="Text_20_body"><text:s/>No hubo muchas mas dificultados en realidad, ya que el código original era bastante “amigable” para pasarlo a un lenguaje tipado.</text:p>
      <text:p text:style-name="Text_20_body">Lo que si, se refactorizó código y se corrigieron algunos errores como por ejemplo el movimiento del explorador(que no se movia correctamente), usando código de otro de los tps.</text:p>
      <text:p text:style-name="Text_20_body"/>
      <text:h text:style-name="Heading_20_2" text:outline-level="2"><text:bookmark-start text:name="_Toc289970946"/><text:bookmark-start text:name="_Toc292969693"/>Modelo de dominio<text:bookmark-end text:name="_Toc289970946"/><text:bookmark-end text:name="_Toc292969693"/></text:h>
      <text:p text:style-name="Text_20_body">El tp1 que se uso como modelo, <text:s/>tenia una clase ZonaCombate que utilizaban todos los elementos del modelo para relacionarse entre si. Cada elemento del modelo guardaba dentro suyo una referencia a la ZonaCombate. Entonces, cuando por ejemplo un bombardero disparaba, creaba el proyectil y lo enviaba a la ZonaCombate y la zonaCombate se encargaba de que el proyectil viva. La zonaCombate a su vez guardaba referencias a todos los elementos que se relacionaban a travez de ella, sean los proyectiles, actualizaciones del algo42, flotas enemigas con naves, el aglo42, etc.</text:p>
      <text:p text:style-name="Text_20_body">El modelo de dominio del tp1 se sigue respetando en el tp2, con el agregado de persistencia que se implementó en cada clase del modelo. Respetando MVC, se crearon vistas para cada elemento del modelo y vistas adicionales necesarias para la parte de control, siendo vistas para el menu, los botones, etc.</text:p>
      <text:p text:style-name="Text_20_body"/>
      <text:h text:style-name="Heading_20_2" text:outline-level="2"><text:bookmark-start text:name="_Toc289970947"/><text:bookmark-start text:name="_Toc292969694"/><text:soft-page-break/>Diagramas de clases<text:bookmark-end text:name="_Toc289970947"/><text:bookmark-end text:name="_Toc292969694"/></text:h>
      <text:p text:style-name="Text_20_body">(Los diagramas estan presentes en la carpeta “Documentacion\Diagramas” del zip del tp)</text:p>
      <text:p text:style-name="Text_20_body"/>
      <text:h text:style-name="Heading_20_2" text:outline-level="2"><text:bookmark-start text:name="_Toc289970948"/><text:bookmark-start text:name="_Toc292969695"/>Detalles de implementación<text:bookmark-end text:name="_Toc289970948"/><text:bookmark-end text:name="_Toc292969695"/></text:h>
      <text:p text:style-name="Text_20_body">El proyecto se realizó en java, con la ayuda del titiritero. Para cada elemento del modelo se creó una vista que lo represente. También para la parte de control se hizo necesario crear vistas para el menu, los botones y las pantallas de ganar el juego, ganar el nivel o perder.</text:p>
      <text:p text:style-name="Text_20_body">El proyecto utiliza un solo ControladorJuego(ControladorJuego es la clase provista por el titiritero en la cual se guardan los dibujables y objetos vivos y está el loop principal del programa). El hecho de que utiliza un unico ControladorJuego hace que los menus y pantallas y niveles, se tengan que “cargar” antes de entrar al loop principal y “descargar”(quitar) cuando se salga del menu, se carge una pantalla, etc . Dicho “cargar” y “descargar” está implementado en forma de métodos dentro de cada clase de control que usen el ControladorJuego.</text:p>
      <text:p text:style-name="Text_20_body">Al titiritero se le hizo una modificación notoria: Se le creo una interfaz llama “Accion” y se modifico el ControladorJuego para que en su loop principal, despues “simular()” todos los <text:s/>objetos vivos, recorra una lista con elementos del tipo “Accion” y ejecute un método llamado “ejecutarAccion()” definido en la inferfaz “Accion”. Luego de recorrer la lista, dibuja los dibujables. Se hizo necesario hacer esto ya que sucede que el modelo se modifica en cierta forma cuando simulan los objetos vivos y es necesario quitar dibujables. Por ejemplo: una avioneta crea y dispara un proyectil. Ese proyectil hay que agregarlo a los dibujables del ControladorJuego, entonces esa accion se puede realizar implementando la interfaz Accion y agregando la accion al Controladorjuego. Lo cual hace que se ejecute antes de que el controladorJuego dibuje los dibujables.</text:p>
      <text:p text:style-name="Text_20_body">En el modelo se realizó un cambio que es necesario explicar: En la implementación del modelo en el tp1 el algo42 no era un objeto vivo. Lo cual tiene lógica, ya que el algo42 no está vivo en el sentido en que una avioneta lo está. Es el jugador el que mueve el algo42.</text:p>
      <text:p text:style-name="Text_20_body">Durante el desarrollo del tp2, se llegó a la necesidad de hacer al algo42 un objeto vivo. El algo42 se mueve por input que recibe el programa por parte del usuario en la forma de teclas apretadas. Lo cual hace que el algo42 tenga un retraso que proviene del hecho que el usuario tiene tiempos mas grandes que los que puede tener el programa cuando se está ejecutando. Perceptiblemente, lo que veia el usuario cuando movia el algo42 con el teclado y el algo42 no era un objeto vivo era un delay entre que apretaba la tecla de movimiento y el algo42 empezaba a moverse. Para remediar este delay se hizo que el algo42 este vivo y en cierta forma “esté siempre en movimiento”. En realidad, no está siempre en movimiento, lo que hace es, cuando se presiona una tecla, se cambia la dirección que se movería el algo42. Entonces, como el algo42 todo el tiempo esta viendo a donde se mueve, el movimiento no va a tener delay. Para que el algo42 se deje de mover simplemente se implementó que cuando un usuario deja de apretar una tecla, la direccion que se movería el algo42 pasa a ser cero. De esta forma el movimiento del algo42 es completamente fluído.</text:p>
      <text:p text:style-name="Text_20_body"/>
      <text:h text:style-name="Heading_20_2" text:outline-level="2"><text:bookmark-start text:name="_Toc289970949"/><text:bookmark-start text:name="_Toc292969696"/><text:soft-page-break/>Excepciones<text:bookmark-end text:name="_Toc289970949"/><text:bookmark-end text:name="_Toc292969696"/></text:h>
      <text:p text:style-name="Text_20_body">“ObjetoFueraDeZonaDeCombateException” : Se creó para que cuando se cree un objeto cualquiera, cuando se lo relaciona con una ZonaDeCombate, cuando se cree, si el elemento se intentá crear fuera del rango de la zona de combate, tire la excepción.</text:p>
      <text:p text:style-name="Text_20_body">“NoTieneTorpedosException”: Se creó para cuando se intenta disparar un torpedo del algo42 y no se tiene torpedos en reserva. Se lanza en algo42 dispararTorpedo.</text:p>
      <text:p text:style-name="Text_20_body">“NoTieneCohetesException”: Se creó para cuando se intenta disparar un cohete del algo42 y no se tiene cohetes en reserva. Se lanza en algo42 dispararCohete.</text:p>
      <text:p text:style-name="Text_20_body"/>
      <text:h text:style-name="Heading_20_2" text:outline-level="2"><text:bookmark-start text:name="_Toc289970950"/><text:bookmark-start text:name="_Toc292969697"/>Diagramas de secuencia<text:bookmark-end text:name="_Toc289970950"/><text:bookmark-end text:name="_Toc292969697"/></text:h>
      <text:p text:style-name="Text_20_body">(Los diagramas estan presentes en la carpeta “Documentacion\Diagramas” del zip del tp)</text:p>
      <text:p text:style-name="Text_20_body"/>
      <text:h text:style-name="Heading_20_2" text:outline-level="2"><text:bookmark-start text:name="_Toc292969698"/>Diagrama de estados<text:bookmark-end text:name="_Toc292969698"/></text:h>
      <text:p text:style-name="Text_20_body">(Los diagramas estan presentes en la carpeta “Documentacion\Diagramas” del zip del tp)</text:p>
      <text:p text:style-name="Text_20_body"/>
      <text:h text:style-name="Heading_20_2" text:outline-level="2"><text:bookmark-start text:name="_Toc292969699"/>Diagrama de paquetes<text:bookmark-end text:name="_Toc292969699"/></text:h>
      <text:p text:style-name="Text_20_body">(Los diagramas estan presentes en la carpeta “Documentacion\Diagramas” del zip del tp)</text:p>
      <text:p text:style-name="Text_20_body"/>
      <text:h text:style-name="Heading_20_2" text:outline-level="2"/>
      <text:h text:style-name="Heading_20_1" text:outline-level="1"><text:bookmark-start text:name="_Toc289970951"/><text:bookmark-start text:name="_Toc292969700"/>Código fuente<text:bookmark-end text:name="_Toc289970951"/><text:bookmark-end text:name="_Toc292969700"/></text:h>
      <text:p text:style-name="Text_20_body"><text:span text:style-name="T7">(Dada</text:span> su gran extensión, preferimos no incluir el código fuente aquí. Se encuentra en la carpeta src\).</text:p>
      <text:h text:style-name="P20" text:outline-level="1"><text:bookmark-start text:name="_Toc289970952"/><text:bookmark-start text:name="_Toc292969701"/>Checklist de corrección<text:bookmark-end text:name="_Toc289970952"/><text:bookmark-end text:name="_Toc292969701"/></text:h>
      <text:p text:style-name="Text_20_body">Esta sección es para uso exclusivo de la cátedra, por favor no modificar.</text:p>
      <text:p text:style-name="Text_20_body"/>
      <text:p text:style-name="P5">Carpeta</text:p>
      <text:p text:style-name="P6">Generalidades</text:p>
      <text:list xml:id="list37664287" text:style-name="L3">
        <text:list-item>
          <text:p text:style-name="P15">¿Son correctos los supuestos y extensiones?</text:p>
        </text:list-item>
        <text:list-item>
          <text:p text:style-name="P15">¿Es prolija la presentación? (hojas del mismo tamaño, numeradas y con tipografía uniforme)</text:p>
        </text:list-item>
      </text:list>
      <text:p text:style-name="P6">Modelo</text:p>
      <text:list xml:id="list30460092" text:style-name="L3">
        <text:list-item text:start-value="1">
          <text:p text:style-name="P15">¿Está completo?¿Contempla la totalidad del problema?</text:p>
        </text:list-item>
        <text:list-item>
          <text:p text:style-name="P15">¿Respeta encapsulamiento?</text:p>
        </text:list-item>
        <text:list-item>
          <text:p text:style-name="P15">¿Hace un buen uso de excepciones?</text:p>
        </text:list-item>
        <text:list-item>
          <text:p text:style-name="P15">¿Utiliza polimorfismo en las situaciones esperadas?</text:p>
        </text:list-item>
      </text:list>
      <text:p text:style-name="P6"/>
      <text:p text:style-name="P5">Diagramas</text:p>
      <text:p text:style-name="P6">Diagrama de clases</text:p>
      <text:list xml:id="list30461628" text:style-name="L3">
        <text:list-item text:start-value="1">
          <text:p text:style-name="P15">¿Está completo?</text:p>
        </text:list-item>
        <text:list-item>
          <text:p text:style-name="P15">¿Está bien utilizada la notación?</text:p>
        </text:list-item>
      </text:list>
      <text:p text:style-name="P6">Diagramas de secuencia</text:p>
      <text:list xml:id="list30455729" text:style-name="L3">
        <text:list-item text:start-value="1">
          <text:p text:style-name="P15">¿Está completo?</text:p>
        </text:list-item>
        <text:list-item>
          <text:p text:style-name="P15">¿Es consistente con el diagrama de clases?</text:p>
        </text:list-item>
        <text:list-item>
          <text:p text:style-name="P15">¿Está bien utilizada la notación?</text:p>
        </text:list-item>
      </text:list>
      <text:p text:style-name="P6">Diagramas de estado</text:p>
      <text:list xml:id="list37700049" text:continue-numbering="true" text:style-name="L3">
        <text:list-item>
          <text:p text:style-name="P15">¿Está completo?</text:p>
        </text:list-item>
        <text:list-item>
          <text:p text:style-name="P15">¿Está bien utilizada la notación?</text:p>
        </text:list-item>
      </text:list>
      <text:p text:style-name="P7"/>
      <text:p text:style-name="P7"/>
      <text:p text:style-name="P5">Código</text:p>
      <text:p text:style-name="P6">Generalidades</text:p>
      <text:list xml:id="list37665674" text:style-name="L4">
        <text:list-item>
          <text:p text:style-name="P16">¿Respeta estándares de codificación?</text:p>
        </text:list-item>
        <text:list-item>
          <text:p text:style-name="P17"><text:span text:style-name="Default_20_Paragraph_20_Font"><text:span text:style-name="T5">¿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Verdana" svg:font-family="Verdana" style:font-family-generic="swis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Body_20_Text" style:class="extra">
      <style:paragraph-properties fo:margin-top="0cm" fo:margin-bottom="0.212cm" fo:text-align="start" style:justify-single-word="false" fo:orphans="0" fo:widows="0" fo:hyphenation-ladder-count="no-limit" text:number-lines="false" text:line-number="0"/>
      <style:text-properties style:font-name="Times New Roman" fo:font-size="12pt" fo:language="es" fo:country="ES" fo:font-style="normal" style:font-name-asian="Lucida Sans Unicode" style:font-size-asian="12pt" style:font-style-asian="normal" style:font-name-complex="Tahoma" style:font-size-complex="12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ody_20_Text" style:display-name="Body Text" style:family="paragraph" style:parent-style-name="Normal">
      <style:paragraph-properties fo:text-align="justify" style:justify-single-word="false" fo:orphans="2" fo:widows="2" fo:hyphenation-ladder-count="no-limit" style:vertical-align="auto"/>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fo:hyphenate="true" fo:hyphenation-remain-char-count="0" fo:hyphenation-push-char-count="0"/>
    </style:style>
    <style:style style:name="Texto_20_Estándar" style:display-name="Texto Estándar" style:family="paragraph" style:parent-style-name="Normal">
      <style:paragraph-properties fo:margin-top="0.071cm" fo:margin-bottom="0.071cm" style:line-height-at-least="0.423cm" fo:orphans="2" fo:widows="2" fo:hyphenation-ladder-count="no-limit" style:vertical-align="auto"/>
      <style:text-properties style:font-name="Arial" fo:font-size="11pt" fo:letter-spacing="-0.009cm" style:letter-kerning="false" style:font-name-asian="Times New Roman" style:font-size-asian="11pt" style:language-asian="en" style:country-asian="US" style:font-name-complex="Times New Roman" style:font-size-complex="10pt" fo:hyphenate="tru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Hyperlink" style:family="text" style:parent-style-name="Default_20_Paragraph_20_Font">
      <style:text-properties fo:color="#9999ff"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parent-style-name="Default_20_Paragraph_20_Font">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style:style>
    <style:style style:name="Header_20_Char" style:display-name="Head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Symbol" fo:font-size="9pt" style:font-size-asian="9pt" style:font-name-complex="Webdings" style:font-size-complex="9pt"/>
    </style:style>
    <style:style style:name="WW_5f_CharLFO1LVL2" style:display-name="WW_CharLFO1LVL2" style:family="text">
      <style:text-properties style:font-name="Symbol" fo:font-size="9pt" style:font-size-asian="9pt" style:font-name-complex="Webdings" style:font-size-complex="9pt"/>
    </style:style>
    <style:style style:name="WW_5f_CharLFO1LVL3" style:display-name="WW_CharLFO1LVL3" style:family="text">
      <style:text-properties style:font-name="Symbol" fo:font-size="9pt" style:font-size-asian="9pt" style:font-name-complex="Webdings" style:font-size-complex="9pt"/>
    </style:style>
    <style:style style:name="WW_5f_CharLFO1LVL4" style:display-name="WW_CharLFO1LVL4" style:family="text">
      <style:text-properties style:font-name="Symbol" fo:font-size="9pt" style:font-size-asian="9pt" style:font-name-complex="Webdings" style:font-size-complex="9pt"/>
    </style:style>
    <style:style style:name="WW_5f_CharLFO1LVL5" style:display-name="WW_CharLFO1LVL5" style:family="text">
      <style:text-properties style:font-name="Symbol" fo:font-size="9pt" style:font-size-asian="9pt" style:font-name-complex="Webdings" style:font-size-complex="9pt"/>
    </style:style>
    <style:style style:name="WW_5f_CharLFO1LVL6" style:display-name="WW_CharLFO1LVL6" style:family="text">
      <style:text-properties style:font-name="Symbol" fo:font-size="9pt" style:font-size-asian="9pt" style:font-name-complex="Webdings" style:font-size-complex="9pt"/>
    </style:style>
    <style:style style:name="WW_5f_CharLFO1LVL7" style:display-name="WW_CharLFO1LVL7" style:family="text">
      <style:text-properties style:font-name="Symbol" fo:font-size="9pt" style:font-size-asian="9pt" style:font-name-complex="Webdings" style:font-size-complex="9pt"/>
    </style:style>
    <style:style style:name="WW_5f_CharLFO1LVL8" style:display-name="WW_CharLFO1LVL8" style:family="text">
      <style:text-properties style:font-name="Symbol" fo:font-size="9pt" style:font-size-asian="9pt" style:font-name-complex="Webdings" style:font-size-complex="9pt"/>
    </style:style>
    <style:style style:name="WW_5f_CharLFO1LVL9" style:display-name="WW_CharLFO1LVL9" style:family="text">
      <style:text-properties style:font-name="Symbol" fo:font-size="9pt" style:font-size-asian="9pt" style:font-name-complex="Webdings" style:font-size-complex="9pt"/>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Algoritmos y programación 3-TP 2: Algo3-Man <text:s/><text:page-number text:select-page="current">11</text:page-number>/<text:page-count>11</text:page-count></text:p>
      </style:footer>
    </style:master-page>
    <style:master-page style:name="MPF0" style:page-layout-name="Mpm3" style:next-style-name="MP0"/>
    <style:master-page style:name="MP1" style:page-layout-name="Mpm4">
      <style:footer>
        <text:p text:style-name="MP1">Algoritmos y programación 3 – 1C2011 - TP 1: Algo42 <text:s/><text:page-number text:select-page="current">11</text:page-number>/<text:page-count>11</text:page-count></text:p>
      </style:footer>
    </style:master-page>
    <style:master-page style:name="MP2" style:page-layout-name="Mpm4">
      <style:footer>
        <text:p text:style-name="MP1">Algoritmos y programación 3 – 1C2011 - TP 2: Algo42full <text:s/><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Nicolás Martín Paez</meta:initial-creator>
    <meta:creation-date>2011-05-12T15:59:00Z</meta:creation-date>
    <dc:date>2011-07-01T17:58:41.82</dc:date>
    <meta:editing-cycles>11</meta:editing-cycles>
    <meta:editing-duration>PT1H17M16S</meta:editing-duration>
    <meta:document-statistic meta:table-count="3" meta:image-count="0" meta:object-count="0" meta:page-count="11" meta:paragraph-count="170" meta:word-count="2208" meta:character-count="13446"/>
    <meta:user-defined meta:name="Información 1"/>
    <meta:user-defined meta:name="Información 2"/>
    <meta:user-defined meta:name="Información 3"/>
    <meta:user-defined meta:name="Información 4"/>
    <meta:template xlink:type="simple" xlink:actuate="onRequest" xlink:title="" xlink:href="Normal"/>
  </office:meta>
</office:document-meta>
</file>